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굴림" svg:font-family="굴림" style:font-family-generic="modern" style:font-pitch="fixed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57.43mm"/>
    </style:style>
    <style:style style:name="co5" style:family="table-column">
      <style:table-column-properties fo:break-before="auto" style:column-width="27.94mm"/>
    </style:style>
    <style:style style:name="co6" style:family="table-column">
      <style:table-column-properties fo:break-before="auto" style:column-width="26.4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21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표준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.5pt" fo:font-style="normal" fo:text-shadow="none" style:text-underline-style="none" fo:font-weight="bold" style:font-size-asian="12.5pt" style:font-style-asian="normal" style:font-weight-asian="bold" style:font-name-complex="Arial" style:font-size-complex="12.5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6" style:family="table-cell" style:parent-style-name="표준_20_3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표준_20_3" style:data-style-name="N1015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표준_20_3" style:data-style-name="N1015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표준_20_3" style:data-style-name="N1015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표준_20_3" style:data-style-name="N10155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표준_20_3" style:data-style-name="N19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표준_20_3" style:data-style-name="N19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표준_20_3" style:data-style-name="N1015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20_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표준_20_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표준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표준_20_3">
      <style:table-cell-properties fo:padding="0.71mm"/>
    </style:style>
    <style:style style:name="ce22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표준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표준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표준_20_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표준_20_3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표준_20_3" style:data-style-name="N3">
      <style:table-cell-properties style:glyph-orientation-vertical="0" fo:background-color="#ff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표준_20_3" style:data-style-name="N3">
      <style:table-cell-properties style:glyph-orientation-vertical="0" fo:background-color="#3333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20_3" style:data-style-name="N3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표준_20_3" style:data-style-name="N3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표준_20_3" style:data-style-name="N3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표준_20_3" style:data-style-name="N3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표준_20_3" style:data-style-name="N3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표준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표준_20_3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표준_20_4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표준_20_3" style:data-style-name="N3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표준_20_3" style:data-style-name="N3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표준_20_3" style:data-style-name="N3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표준_20_3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표준_20_4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표준_20_3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표준_20_3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3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3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style:diagonal-bl-tr="none" style:diagonal-tl-br="none" fo:border="0.74pt solid #000000" fo:padding="0.71mm" style:rotation-align="none"/>
    </style:style>
    <style:style style:name="ce54" style:family="table-cell" style:parent-style-name="Default" style:data-style-name="N3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표준_20_3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8080" fo:padding="0.71mm"/>
    </style:style>
    <style:style style:name="ce62" style:family="table-cell" style:parent-style-name="Default">
      <style:table-cell-properties fo:background-color="#333399" fo:padding="0.71mm"/>
    </style:style>
    <style:style style:name="ce63" style:family="table-cell" style:parent-style-name="Default" style:data-style-name="N3">
      <style:table-cell-properties fo:padding="0.71mm"/>
    </style:style>
    <style:style style:name="ce64" style:family="table-cell" style:parent-style-name="표준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71mm" style:rotation-align="none"/>
    </style:style>
    <style:style style:name="ce68" style:family="table-cell" style:parent-style-name="Default" style:data-style-name="N18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0000" fo:padding="0.71mm"/>
    </style:style>
    <style:style style:name="ce71" style:family="table-cell" style:parent-style-name="Default">
      <style:table-cell-properties style:glyph-orientation-vertical="0" fo:background-color="#ff000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표준_20_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="0.06pt solid #000000"/>
    </style:style>
    <style:style style:name="ce147" style:family="table-cell" style:parent-style-name="Default">
      <style:table-cell-properties fo:border="0.74pt solid #000000"/>
    </style:style>
    <style:style style:name="ce144" style:family="table-cell" style:parent-style-name="Default" style:data-style-name="N3">
      <style:table-cell-properties fo:border="0.06pt solid #000000"/>
    </style:style>
    <style:style style:name="ce149" style:family="table-cell" style:parent-style-name="Default" style:data-style-name="N226">
      <style:table-cell-properties fo:border="0.74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45"/>
        <table:table-column table:style-name="co1" table:default-cell-style-name="ce10"/>
        <table:table-column table:style-name="co3" table:default-cell-style-name="ce10"/>
        <table:table-column table:style-name="co1" table:number-columns-repeated="3" table:default-cell-style-name="ce10"/>
        <table:table-column table:style-name="co1" table:default-cell-style-name="ce4"/>
        <table:table-column table:style-name="co1" table:default-cell-style-name="ce35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1" office:value-type="string" calcext:value-type="string">
            <text:p>거래내역조회</text:p>
          </table:table-cell>
          <table:table-cell table:style-name="ce15" office:value-type="string" calcext:value-type="string">
            <text:p>광주은행</text:p>
          </table:table-cell>
          <table:table-cell table:style-name="ce21" table:number-columns-repeated="6"/>
          <table:table-cell table:number-columns-repeated="4"/>
        </table:table-row>
        <table:table-row table:style-name="ro1">
          <table:table-cell/>
          <table:table-cell table:style-name="ce2" table:number-columns-repeated="8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계좌번호</text:p>
          </table:table-cell>
          <table:table-cell table:style-name="ce81" office:value-type="string" calcext:value-type="string" table:number-columns-spanned="2" table:number-rows-spanned="1">
            <text:p>003-121-003814</text:p>
          </table:table-cell>
          <table:covered-table-cell table:style-name="ce81"/>
          <table:table-cell table:style-name="ce6" office:value-type="string" calcext:value-type="string" table:number-columns-spanned="2" table:number-rows-spanned="1">
            <text:p>예금주</text:p>
          </table:table-cell>
          <table:covered-table-cell table:style-name="ce6"/>
          <table:table-cell table:style-name="ce81" office:value-type="string" calcext:value-type="string" table:number-columns-spanned="3" table:number-rows-spanned="1">
            <text:p>이귀순</text:p>
          </table:table-cell>
          <table:covered-table-cell table:number-columns-repeated="2" table:style-name="ce81"/>
          <table:table-cell/>
          <table:table-cell table:style-name="ce66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신규일</text:p>
          </table:table-cell>
          <table:table-cell table:style-name="ce81" office:value-type="string" calcext:value-type="string" table:number-columns-spanned="2" table:number-rows-spanned="1">
            <text:p>1989/04/26</text:p>
          </table:table-cell>
          <table:covered-table-cell table:style-name="ce81"/>
          <table:table-cell table:style-name="ce6" office:value-type="string" calcext:value-type="string" table:number-columns-spanned="2" table:number-rows-spanned="1">
            <text:p>최종거래일</text:p>
          </table:table-cell>
          <table:covered-table-cell table:style-name="ce6"/>
          <table:table-cell table:style-name="ce81" office:value-type="string" calcext:value-type="string" table:number-columns-spanned="3" table:number-rows-spanned="1">
            <text:p>2016/08/19</text:p>
          </table:table-cell>
          <table:covered-table-cell table:number-columns-repeated="2" table:style-name="ce81"/>
          <table:table-cell/>
          <table:table-cell table:style-name="ce67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현재잔액</text:p>
          </table:table-cell>
          <table:table-cell table:style-name="ce81" table:number-columns-spanned="7" table:number-rows-spanned="1"/>
          <table:covered-table-cell table:number-columns-repeated="6" table:style-name="ce81"/>
          <table:table-cell/>
          <table:table-cell table:style-name="ce67" table:number-columns-repeated="2"/>
          <table:table-cell/>
        </table:table-row>
        <table:table-row table:style-name="ro1">
          <table:table-cell/>
          <table:table-cell table:style-name="ce2" table:number-columns-repeated="8"/>
          <table:table-cell/>
          <table:table-cell table:style-name="ce66" table:number-columns-repeated="2"/>
          <table:table-cell/>
        </table:table-row>
        <table:table-row table:style-name="ro1">
          <table:table-cell/>
          <table:table-cell table:style-name="ce2" table:number-columns-repeated="8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거래일시</text:p>
          </table:table-cell>
          <table:table-cell table:style-name="ce6" office:value-type="string" calcext:value-type="string">
            <text:p>내용1</text:p>
          </table:table-cell>
          <table:table-cell table:style-name="ce6" office:value-type="string" calcext:value-type="string">
            <text:p>내용2</text:p>
          </table:table-cell>
          <table:table-cell table:style-name="ce6" office:value-type="string" calcext:value-type="string">
            <text:p>구분1</text:p>
          </table:table-cell>
          <table:table-cell table:style-name="ce6" office:value-type="string" calcext:value-type="string">
            <text:p>구분2</text:p>
          </table:table-cell>
          <table:table-cell table:style-name="ce6" office:value-type="string" calcext:value-type="string">
            <text:p>출금</text:p>
          </table:table-cell>
          <table:table-cell table:style-name="ce6" office:value-type="string" calcext:value-type="string">
            <text:p>입금</text:p>
          </table:table-cell>
          <table:table-cell table:style-name="ce6" office:value-type="string" calcext:value-type="string">
            <text:p>통장잔액</text:p>
          </table:table-cell>
          <table:table-cell/>
          <table:table-cell table:style-name="ce68"/>
          <table:table-cell table:number-columns-repeated="2"/>
        </table:table-row>
        <table:table-row table:style-name="ro1" table:number-rows-repeated="10">
          <table:table-cell/>
          <table:table-cell table:style-name="ce4" table:number-columns-repeated="6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4" table:number-columns-repeated="6"/>
          <table:table-cell/>
          <table:table-cell table:style-name="ce51" table:formula="of:=" office:value-type="string" office:string-value="" calcext:value-type="error">
            <text:p>#NAME?</text:p>
          </table:table-cell>
          <table:table-cell office:value-type="string" calcext:value-type="string">
            <text:p>식구가 본낸 금액</text:p>
          </table:table-cell>
          <table:table-cell office:value-type="string" calcext:value-type="string">
            <text:p>내가출금총액</text:p>
          </table:table-cell>
          <table:table-cell table:style-name="ce63" table:formula="of:=SUM([.G147];[.G146];[.G106])+1800000+[.G105]+[.G98]+[.G97]" office:value-type="float" office:value="5900000" calcext:value-type="float">
            <text:p>5,900,000</text:p>
          </table:table-cell>
          <table:table-cell/>
        </table:table-row>
        <table:table-row table:style-name="ro1" table:number-rows-repeated="16">
          <table:table-cell/>
          <table:table-cell table:style-name="ce4" table:number-columns-repeated="6"/>
          <table:table-cell/>
          <table:table-cell table:style-name="ce124"/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13" office:value-type="date" office:date-value="2020-07-01T20:23:24" calcext:value-type="date">
            <text:p>2020-07-01 20:23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table:style-name="ce95"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125" office:value-type="float" office:value="3117162" calcext:value-type="float">
            <text:p>3,117,16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13" office:value-type="date" office:date-value="2020-06-28T05:07:12" calcext:value-type="date">
            <text:p>2020-06-28 5:07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table:style-name="ce95" office:value-type="string" calcext:value-type="string">
            <text:p>입금</text:p>
          </table:table-cell>
          <table:table-cell table:style-name="ce35" office:value-type="float" office:value="162" calcext:value-type="float">
            <text:p>162</text:p>
          </table:table-cell>
          <table:table-cell table:style-name="ce125" office:value-type="float" office:value="3817662" calcext:value-type="float">
            <text:p>3,817,66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25T16:18:09" calcext:value-type="date">
            <text:p>2020-06-25 16:1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table:style-name="ce97"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125" office:value-type="float" office:value="3817500" calcext:value-type="float">
            <text:p>3,817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52" office:value-type="date" office:date-value="2020-06-25T05:01:57" calcext:value-type="date">
            <text:p>2020-06-25 5:01</text:p>
          </table:table-cell>
          <table:table-cell table:style-name="ce16" office:value-type="string" calcext:value-type="string">
            <text:p>정상거래</text:p>
          </table:table-cell>
          <table:table-cell table:style-name="ce16" office:value-type="string" calcext:value-type="string">
            <text:p>기초연금</text:p>
          </table:table-cell>
          <table:table-cell table:style-name="ce16"/>
          <table:table-cell table:style-name="ce16" office:value-type="string" calcext:value-type="string">
            <text:p>동구청(출)</text:p>
          </table:table-cell>
          <table:table-cell table:style-name="ce99" office:value-type="string" calcext:value-type="string">
            <text:p>입금</text:p>
          </table:table-cell>
          <table:table-cell table:style-name="ce35" office:value-type="float" office:value="300000" calcext:value-type="float">
            <text:p>300,000</text:p>
          </table:table-cell>
          <table:table-cell table:style-name="ce125" office:value-type="float" office:value="4518000" calcext:value-type="float">
            <text:p>4,518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19T20:19:17" calcext:value-type="date">
            <text:p>2020-06-19 20:1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125" office:value-type="float" office:value="4218000" calcext:value-type="float">
            <text:p>4,218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58" office:value-type="date" office:date-value="2020-06-14T16:28:23" calcext:value-type="date">
            <text:p>2020-06-14 16:28</text:p>
          </table:table-cell>
          <table:table-cell table:style-name="ce17" office:value-type="string" calcext:value-type="string">
            <text:p>정상거래</text:p>
          </table:table-cell>
          <table:table-cell table:style-name="ce17" office:value-type="string" calcext:value-type="string">
            <text:p>이기영</text:p>
          </table:table-cell>
          <table:table-cell table:style-name="ce17"/>
          <table:table-cell table:style-name="ce17" office:value-type="string" calcext:value-type="string">
            <text:p>자동화동구점</text:p>
          </table:table-cell>
          <table:table-cell table:style-name="ce17" office:value-type="string" calcext:value-type="string">
            <text:p>출금</text:p>
          </table:table-cell>
          <table:table-cell table:style-name="ce115" office:value-type="float" office:value="700500" calcext:value-type="float">
            <text:p>700,500</text:p>
          </table:table-cell>
          <table:table-cell table:style-name="ce126" office:value-type="float" office:value="4918500" calcext:value-type="float">
            <text:p>4,918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10T16:20:45" calcext:value-type="date">
            <text:p>2020-06-10 16:20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123" office:value-type="float" office:value="5619000" calcext:value-type="float">
            <text:p>5,619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07T18:19:59" calcext:value-type="date">
            <text:p>2020-06-07 18:1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42" office:value-type="float" office:value="700500" calcext:value-type="float">
            <text:p>700,500</text:p>
          </table:table-cell>
          <table:table-cell table:style-name="ce53" office:value-type="float" office:value="6319500" calcext:value-type="float">
            <text:p>6,319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05T15:16:26" calcext:value-type="date">
            <text:p>2020-06-05 15:16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42" office:value-type="float" office:value="700500" calcext:value-type="float">
            <text:p>700,500</text:p>
          </table:table-cell>
          <table:table-cell table:style-name="ce53" office:value-type="float" office:value="7020000" calcext:value-type="float">
            <text:p>7,020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03T16:18:59" calcext:value-type="date">
            <text:p>2020-06-03 16:1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42" office:value-type="float" office:value="700500" calcext:value-type="float">
            <text:p>700,500</text:p>
          </table:table-cell>
          <table:table-cell table:style-name="ce53" office:value-type="float" office:value="7720500" calcext:value-type="float">
            <text:p>7,720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52" office:value-type="date" office:date-value="2020-06-02T14:38:35" calcext:value-type="date">
            <text:p>2020-06-02 14:38</text:p>
          </table:table-cell>
          <table:table-cell table:style-name="ce16" office:value-type="string" calcext:value-type="string">
            <text:p>정상거래</text:p>
          </table:table-cell>
          <table:table-cell table:style-name="ce16" office:value-type="string" calcext:value-type="string">
            <text:p>건보상한제</text:p>
          </table:table-cell>
          <table:table-cell table:style-name="ce16" office:value-type="string" calcext:value-type="string">
            <text:p>전자망</text:p>
          </table:table-cell>
          <table:table-cell table:style-name="ce16"/>
          <table:table-cell table:style-name="ce43" office:value-type="float" office:value="2116500" calcext:value-type="float">
            <text:p>2,116,500</text:p>
          </table:table-cell>
          <table:table-cell table:style-name="Default"/>
          <table:table-cell table:style-name="ce53" office:value-type="float" office:value="8421000" calcext:value-type="float">
            <text:p>8,421,000</text:p>
          </table:table-cell>
          <table:table-cell table:number-columns-repeated="2"/>
          <table:table-cell table:style-name="ce63"/>
          <table:table-cell/>
        </table:table-row>
        <table:table-row table:style-name="ro3">
          <table:table-cell/>
          <table:table-cell office:value-type="date" office:date-value="2020-05-30T16:03:19" calcext:value-type="date">
            <text:p>2020-05-30 16:03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6304500" calcext:value-type="float">
            <text:p>6,304,500</text:p>
          </table:table-cell>
          <table:table-cell office:value-type="string" calcext:value-type="string">
            <text:p>내가 찾은 돈(500원은 수수료)</text:p>
          </table:table-cell>
          <table:table-cell table:style-name="ce69" table:formula="of:=SUM([.H48];[.H50];[.H51];[.H52];[.H44];[.H45];[.H46])-(500*7)" office:value-type="float" office:value="4900000" calcext:value-type="float">
            <text:p><text:s/>4,900,000 </text:p>
          </table:table-cell>
          <table:table-cell table:style-name="ce63" office:value-type="string" calcext:value-type="string">
            <text:p>&lt;- 총금액(광주은행)</text:p>
          </table:table-cell>
          <table:table-cell/>
        </table:table-row>
        <table:table-row table:style-name="ro1">
          <table:table-cell/>
          <table:table-cell office:value-type="date" office:date-value="2020-05-25T05:02:02" calcext:value-type="date">
            <text:p>2020-05-25 5:02</text:p>
          </table:table-cell>
          <table:table-cell table:number-columns-repeated="2" office:value-type="string" calcext:value-type="string">
            <text:p>기초연금</text:p>
          </table:table-cell>
          <table:table-cell table:style-name="ce25"/>
          <table:table-cell/>
          <table:table-cell table:style-name="ce35" office:value-type="float" office:value="300000" calcext:value-type="float">
            <text:p>300,000</text:p>
          </table:table-cell>
          <table:table-cell table:style-name="Default"/>
          <table:table-cell table:style-name="ce53" office:value-type="float" office:value="7005000" calcext:value-type="float">
            <text:p>7,005,000</text:p>
          </table:table-cell>
          <table:table-cell table:number-columns-repeated="2"/>
          <table:table-cell table:style-name="ce63" office:value-type="string" calcext:value-type="string">
            <text:p>형이 통장 재발급 이후 찾은 금액</text:p>
          </table:table-cell>
          <table:table-cell/>
        </table:table-row>
        <table:table-row table:style-name="ro1">
          <table:table-cell/>
          <table:table-cell office:value-type="date" office:date-value="2020-05-21T19:55:35" calcext:value-type="date">
            <text:p>2020-05-21 19:55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 table:style-name="ce25"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6705000" calcext:value-type="float">
            <text:p>6,705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5-20T15:21:30" calcext:value-type="date">
            <text:p>2020-05-20 15:21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 table:style-name="ce25"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7405500" calcext:value-type="float">
            <text:p>7,405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5-18T10:59:29" calcext:value-type="date">
            <text:p>2020-05-18 10:5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 table:style-name="ce25"/>
          <table:table-cell office:value-type="string" calcext:value-type="string">
            <text:p>봉선이마트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8106000" calcext:value-type="float">
            <text:p>8,106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5-04T15:15:25" calcext:value-type="date">
            <text:p>2020-05-04 15:15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재난지원금</text:p>
          </table:table-cell>
          <table:table-cell table:style-name="ce25"/>
          <table:table-cell office:value-type="string" calcext:value-type="string">
            <text:p>동구청(출)</text:p>
          </table:table-cell>
          <table:table-cell table:style-name="ce98" office:value-type="float" office:value="400000" calcext:value-type="float">
            <text:p>400,000</text:p>
          </table:table-cell>
          <table:table-cell table:style-name="Default"/>
          <table:table-cell table:style-name="ce53" office:value-type="float" office:value="8806500" calcext:value-type="float">
            <text:p>8,806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58" office:value-type="date" office:date-value="2020-04-24T05:02:50" calcext:value-type="date">
            <text:p>2020-04-24 5:02</text:p>
          </table:table-cell>
          <table:table-cell table:number-columns-repeated="2" table:style-name="ce17" office:value-type="string" calcext:value-type="string">
            <text:p>기초연금</text:p>
          </table:table-cell>
          <table:table-cell table:style-name="ce17"/>
          <table:table-cell table:style-name="ce17" office:value-type="string" calcext:value-type="string">
            <text:p>동구청(출)</text:p>
          </table:table-cell>
          <table:table-cell table:style-name="ce98" office:value-type="float" office:value="254760" calcext:value-type="float">
            <text:p>254,760</text:p>
          </table:table-cell>
          <table:table-cell table:style-name="Default"/>
          <table:table-cell table:style-name="ce54" office:value-type="float" office:value="8406500" calcext:value-type="float">
            <text:p>8,406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3-29T04:52:42" calcext:value-type="date">
            <text:p>2020-03-29 4:52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table:style-name="ce98" office:value-type="float" office:value="171" calcext:value-type="float">
            <text:p>171</text:p>
          </table:table-cell>
          <table:table-cell table:style-name="Default"/>
          <table:table-cell table:style-name="ce55" office:value-type="float" office:value="8151740" calcext:value-type="float">
            <text:p>8,151,74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3-25T05:01:49" calcext:value-type="date">
            <text:p>2020-03-25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4760" calcext:value-type="float">
            <text:p>254,760</text:p>
          </table:table-cell>
          <table:table-cell table:style-name="Default"/>
          <table:table-cell table:style-name="ce55" office:value-type="float" office:value="8151569" calcext:value-type="float">
            <text:p>8,151,56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2-25T05:01:46" calcext:value-type="date">
            <text:p>2020-02-25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4760" calcext:value-type="float">
            <text:p>254,760</text:p>
          </table:table-cell>
          <table:table-cell table:style-name="Default"/>
          <table:table-cell table:style-name="ce55" office:value-type="float" office:value="7896809" calcext:value-type="float">
            <text:p>7,896,80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1-23T05:01:49" calcext:value-type="date">
            <text:p>2020-01-23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4760" calcext:value-type="float">
            <text:p>254,760</text:p>
          </table:table-cell>
          <table:table-cell table:style-name="Default"/>
          <table:table-cell table:style-name="ce55" office:value-type="float" office:value="7642049" calcext:value-type="float">
            <text:p>7,642,04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2-29T05:00:22" calcext:value-type="date">
            <text:p>2019-12-29 5:0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table:style-name="ce98" office:value-type="float" office:value="152" calcext:value-type="float">
            <text:p>152</text:p>
          </table:table-cell>
          <table:table-cell table:style-name="Default"/>
          <table:table-cell table:style-name="ce55" office:value-type="float" office:value="7387289" calcext:value-type="float">
            <text:p>7,387,2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2-24T05:02:04" calcext:value-type="date">
            <text:p>2019-12-24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7387137" calcext:value-type="float">
            <text:p>7,387,13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1-25T05:01:58" calcext:value-type="date">
            <text:p>2019-11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7133387" calcext:value-type="float">
            <text:p>7,133,38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0-25T05:02:33" calcext:value-type="date">
            <text:p>2019-10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6879637" calcext:value-type="float">
            <text:p>6,879,63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9-29T04:50:53" calcext:value-type="date">
            <text:p>2019-09-29 4:5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table:style-name="ce98" office:value-type="float" office:value="782" calcext:value-type="float">
            <text:p>782</text:p>
          </table:table-cell>
          <table:table-cell table:style-name="Default"/>
          <table:table-cell table:style-name="ce55" office:value-type="float" office:value="6625887" calcext:value-type="float">
            <text:p>6,625,88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9-25T05:01:44" calcext:value-type="date">
            <text:p>2019-09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6625105" calcext:value-type="float">
            <text:p>6,625,1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8-23T05:01:54" calcext:value-type="date">
            <text:p>2019-08-23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6371355" calcext:value-type="float">
            <text:p>6,371,35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7-25T05:02:41" calcext:value-type="date">
            <text:p>2019-07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6117605" calcext:value-type="float">
            <text:p>6,117,6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6-25T05:02:49" calcext:value-type="date">
            <text:p>2019-06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5" office:value-type="float" office:value="5863855" calcext:value-type="float">
            <text:p>5,863,85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6-23T05:20:33" calcext:value-type="date">
            <text:p>2019-06-23 5:2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table:style-name="ce98" office:value-type="float" office:value="1143" calcext:value-type="float">
            <text:p>1,143</text:p>
          </table:table-cell>
          <table:table-cell table:style-name="Default"/>
          <table:table-cell table:style-name="ce56" office:value-type="float" office:value="5610105" calcext:value-type="float">
            <text:p>5,610,1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5-24T05:01:57" calcext:value-type="date">
            <text:p>2019-05-24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table:style-name="ce57" office:value-type="float" office:value="5608962" calcext:value-type="float">
            <text:p>5,608,96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4-25T05:02:56" calcext:value-type="date">
            <text:p>2019-04-25 5:02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노인장애인복</text:p>
          </table:table-cell>
          <table:table-cell/>
          <table:table-cell office:value-type="string" calcext:value-type="string">
            <text:p>입금</text:p>
          </table:table-cell>
          <table:table-cell table:style-name="ce98" office:value-type="float" office:value="253750" calcext:value-type="float">
            <text:p>253,750</text:p>
          </table:table-cell>
          <table:table-cell table:style-name="Default"/>
          <table:table-cell office:value-type="float" office:value="5355212" calcext:value-type="float">
            <text:p>5,355,21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3-25T05:02:46" calcext:value-type="date">
            <text:p>2019-03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 table:style-name="ce35" office:value-type="float" office:value="250000" calcext:value-type="float">
            <text:p>250,000</text:p>
          </table:table-cell>
          <table:table-cell table:style-name="Default"/>
          <table:table-cell office:value-type="float" office:value="5101462" calcext:value-type="float">
            <text:p>5,101,46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3-24T05:11:36" calcext:value-type="date">
            <text:p>2019-03-24 5:11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 table:style-name="ce35" office:value-type="float" office:value="1919" calcext:value-type="float">
            <text:p>1,919</text:p>
          </table:table-cell>
          <table:table-cell table:style-name="Default"/>
          <table:table-cell office:value-type="float" office:value="4851462" calcext:value-type="float">
            <text:p>4,851,462</text:p>
          </table:table-cell>
          <table:table-cell table:number-columns-repeated="2"/>
          <table:table-cell table:style-name="ce63"/>
          <table:table-cell/>
        </table:table-row>
        <table:table-row table:style-name="ro3">
          <table:table-cell/>
          <table:table-cell office:value-type="date" office:date-value="2019-03-01T15:51:35" calcext:value-type="date">
            <text:p>2019-03-01 15:51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영</text:p>
          </table:table-cell>
          <table:table-cell/>
          <table:table-cell office:value-type="string" calcext:value-type="string">
            <text:p>출금</text:p>
          </table:table-cell>
          <table:table-cell table:style-name="ce27" office:value-type="float" office:value="6000000" calcext:value-type="float">
            <text:p>6,000,000</text:p>
          </table:table-cell>
          <table:table-cell table:style-name="ce10"/>
          <table:table-cell office:value-type="float" office:value="4849543" calcext:value-type="float">
            <text:p>4,849,543</text:p>
          </table:table-cell>
          <table:table-cell table:style-name="ce61" office:value-type="string" calcext:value-type="string">
            <text:p>내가 보관 ( 투자금융)</text:p>
          </table:table-cell>
          <table:table-cell/>
          <table:table-cell table:style-name="ce63"/>
          <table:table-cell/>
        </table:table-row>
        <table:table-row table:style-name="ro1">
          <table:table-cell/>
          <table:table-cell office:value-type="date" office:date-value="2019-02-25T05:01:57" calcext:value-type="date">
            <text:p>2019-02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50000" calcext:value-type="float">
            <text:p>250,000</text:p>
          </table:table-cell>
          <table:table-cell office:value-type="float" office:value="10849543" calcext:value-type="float">
            <text:p>10,84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1-25T05:02:00" calcext:value-type="date">
            <text:p>2019-01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50000" calcext:value-type="float">
            <text:p>250,000</text:p>
          </table:table-cell>
          <table:table-cell office:value-type="float" office:value="10599543" calcext:value-type="float">
            <text:p>10,59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2-24T05:02:31" calcext:value-type="date">
            <text:p>2018-12-24 5:02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노인장애인복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50000" calcext:value-type="float">
            <text:p>250,000</text:p>
          </table:table-cell>
          <table:table-cell office:value-type="float" office:value="10349543" calcext:value-type="float">
            <text:p>10,34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2-23T05:20:54" calcext:value-type="date">
            <text:p>2018-12-23 5:2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35" office:value-type="float" office:value="6054" calcext:value-type="float">
            <text:p>6,054</text:p>
          </table:table-cell>
          <table:table-cell office:value-type="float" office:value="10099543" calcext:value-type="float">
            <text:p>10,09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23T05:01:45" calcext:value-type="date">
            <text:p>2018-11-23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광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50000" calcext:value-type="float">
            <text:p>250,000</text:p>
          </table:table-cell>
          <table:table-cell office:value-type="float" office:value="10093489" calcext:value-type="float">
            <text:p>10,09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20T11:58:26" calcext:value-type="date">
            <text:p>2018-11-20 11:5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/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9843489" calcext:value-type="float">
            <text:p>9,843,489</text:p>
          </table:table-cell>
          <table:table-cell table:style-name="ce62" office:value-type="string" calcext:value-type="string">
            <text:p>이상순 적금</text:p>
          </table:table-cell>
          <table:table-cell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9:06" calcext:value-type="date">
            <text:p>2018-11-19 12:4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15843489" calcext:value-type="float">
            <text:p>15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8:35" calcext:value-type="date">
            <text:p>2018-11-19 12:4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21843489" calcext:value-type="float">
            <text:p>21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7:38" calcext:value-type="date">
            <text:p>2018-11-19 12:47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27843489" calcext:value-type="float">
            <text:p>27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6:20" calcext:value-type="date">
            <text:p>2018-11-19 12:46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33843489" calcext:value-type="float">
            <text:p>33,843,489</text:p>
          </table:table-cell>
          <table:table-cell table:style-name="ce63"/>
          <table:table-cell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10-25T05:02:18" calcext:value-type="date">
            <text:p>2018/10/25 05:02:18</text:p>
          </table:table-cell>
          <table:table-cell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50000" calcext:value-type="float">
            <text:p>250,000</text:p>
          </table:table-cell>
          <table:table-cell table:style-name="ce29" office:value-type="float" office:value="39843489" calcext:value-type="float">
            <text:p>39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9-23T05:01:56" calcext:value-type="date">
            <text:p>2018/09/23 05:01:56</text:p>
          </table:table-cell>
          <table:table-cell table:style-name="ce18" office:value-type="string" calcext:value-type="string">
            <text:p>정상거래</text:p>
          </table:table-cell>
          <table:table-cell table:number-columns-repeated="2" table:style-name="ce22" office:value-type="string" calcext:value-type="string">
            <text:p>결산이자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39593489" calcext:value-type="float">
            <text:p>39,59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9-21T05:02:06" calcext:value-type="date">
            <text:p>2018/09/21 05:02:06</text:p>
          </table:table-cell>
          <table:table-cell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50000" calcext:value-type="float">
            <text:p>250,000</text:p>
          </table:table-cell>
          <table:table-cell table:style-name="ce29" office:value-type="float" office:value="39585225" calcext:value-type="float">
            <text:p>39,585,22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8-24T05:02:44" calcext:value-type="date">
            <text:p>2018/08/24 05:02:44</text:p>
          </table:table-cell>
          <table:table-cell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9335225" calcext:value-type="float">
            <text:p>39,335,22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7-25T05:02:02" calcext:value-type="date">
            <text:p>2018/07/25 05:02:02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9125265" calcext:value-type="float">
            <text:p>39,125,26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6-25T05:02:30" calcext:value-type="date">
            <text:p>2018/06/25 05:02:30</text:p>
          </table:table-cell>
          <table:table-cell table:style-name="ce18" office:value-type="string" calcext:value-type="string">
            <text:p>정상거래</text:p>
          </table:table-cell>
          <table:table-cell table:style-name="ce22" office:value-type="string" calcext:value-type="string">
            <text:p>노인장애인복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8915305" calcext:value-type="float">
            <text:p>38,915,3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6-24T05:05:40" calcext:value-type="date">
            <text:p>2018/06/24 05:05:40</text:p>
          </table:table-cell>
          <table:table-cell table:style-name="ce18" office:value-type="string" calcext:value-type="string">
            <text:p>정상거래</text:p>
          </table:table-cell>
          <table:table-cell table:number-columns-repeated="2" table:style-name="ce22" office:value-type="string" calcext:value-type="string">
            <text:p>결산이자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38705345" calcext:value-type="float">
            <text:p>38,705,34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5-25T05:02:02" calcext:value-type="date">
            <text:p>2018/05/25 05:02:02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8700020" calcext:value-type="float">
            <text:p>38,700,020</text:p>
          </table:table-cell>
          <table:table-cell table:number-columns-repeated="2"/>
          <table:table-cell table:style-name="ce63"/>
          <table:table-cell/>
        </table:table-row>
        <table:table-row table:style-name="ro3">
          <table:table-cell/>
          <table:table-cell table:style-name="ce8" office:value-type="date" office:date-value="2018-04-26T11:18:41" calcext:value-type="date">
            <text:p>2018/04/26 11:18:41</text:p>
          </table:table-cell>
          <table:table-cell table:style-name="ce18" office:value-type="string" calcext:value-type="string">
            <text:p>정상거래</text:p>
          </table:table-cell>
          <table:table-cell table:style-name="ce22" office:value-type="string" calcext:value-type="string">
            <text:p>이귀순</text:p>
          </table:table-cell>
          <table:table-cell table:style-name="ce22" office:value-type="string" calcext:value-type="string">
            <text:p>전자망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46" office:value-type="float" office:value="37866706" calcext:value-type="float">
            <text:p>37,866,706</text:p>
          </table:table-cell>
          <table:table-cell table:style-name="ce29" office:value-type="float" office:value="38490060" calcext:value-type="float">
            <text:p>38,490,060</text:p>
          </table:table-cell>
          <table:table-cell office:value-type="string" calcext:value-type="string">
            <text:p>우리종합금융 엄마 통장에서</text:p>
          </table:table-cell>
          <table:table-cell office:value-type="string" calcext:value-type="string">
            <text:p>2002년 통장</text:p>
          </table:table-cell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4-25T05:02:03" calcext:value-type="date">
            <text:p>2018/04/25 05:02:03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623354" calcext:value-type="float">
            <text:p>623,354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3-25T04:55:10" calcext:value-type="date">
            <text:p>2018/03/25 04:55:10</text:p>
          </table:table-cell>
          <table:table-cell table:style-name="ce18" office:value-type="string" calcext:value-type="string">
            <text:p>정상거래</text:p>
          </table:table-cell>
          <table:table-cell table:number-columns-repeated="2" table:style-name="ce22" office:value-type="string" calcext:value-type="string">
            <text:p>결산이자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413394" calcext:value-type="float">
            <text:p>413,394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3-23T05:01:58" calcext:value-type="date">
            <text:p>2018/03/23 05:01:58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6050" calcext:value-type="float">
            <text:p>206,050</text:p>
          </table:table-cell>
          <table:table-cell table:style-name="ce29" office:value-type="float" office:value="413272" calcext:value-type="float">
            <text:p>413,27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2-23T05:02:19" calcext:value-type="date">
            <text:p>2018/02/23 05:02:19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동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6050" calcext:value-type="float">
            <text:p>206,050</text:p>
          </table:table-cell>
          <table:table-cell table:style-name="ce29" office:value-type="float" office:value="207222" calcext:value-type="float">
            <text:p>207,22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1-30T16:13:51" calcext:value-type="date">
            <text:p>2018/01/30 16:13:51</text:p>
          </table:table-cell>
          <table:table-cell table:style-name="ce18" office:value-type="string" calcext:value-type="string">
            <text:p>정상거래</text:p>
          </table:table-cell>
          <table:table-cell table:style-name="ce22"/>
          <table:table-cell table:style-name="ce22" office:value-type="string" calcext:value-type="string">
            <text:p>CD/ATM</text:p>
          </table:table-cell>
          <table:table-cell table:style-name="ce18" office:value-type="string" calcext:value-type="string">
            <text:p>출금</text:p>
          </table:table-cell>
          <table:table-cell table:style-name="ce30" office:value-type="float" office:value="600000" calcext:value-type="float">
            <text:p>600,000</text:p>
          </table:table-cell>
          <table:table-cell table:style-name="ce29"/>
          <table:table-cell table:style-name="ce29" office:value-type="float" office:value="1172" calcext:value-type="float">
            <text:p>1,172</text:p>
          </table:table-cell>
          <table:table-cell/>
          <table:table-cell office:value-type="string" calcext:value-type="string">
            <text:p>내가출금</text:p>
          </table:table-cell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1-30T16:12:50" calcext:value-type="date">
            <text:p>2018/01/30 16:12:50</text:p>
          </table:table-cell>
          <table:table-cell table:style-name="ce18" office:value-type="string" calcext:value-type="string">
            <text:p>정상거래</text:p>
          </table:table-cell>
          <table:table-cell table:style-name="ce22"/>
          <table:table-cell table:style-name="ce22" office:value-type="string" calcext:value-type="string">
            <text:p>CD/ATM</text:p>
          </table:table-cell>
          <table:table-cell table:style-name="ce18" office:value-type="string" calcext:value-type="string">
            <text:p>출금</text:p>
          </table:table-cell>
          <table:table-cell table:style-name="ce30" office:value-type="float" office:value="700000" calcext:value-type="float">
            <text:p>700,000</text:p>
          </table:table-cell>
          <table:table-cell table:style-name="ce29"/>
          <table:table-cell table:style-name="ce29" office:value-type="float" office:value="601172" calcext:value-type="float">
            <text:p>601,172</text:p>
          </table:table-cell>
          <table:table-cell/>
          <table:table-cell office:value-type="string" calcext:value-type="string">
            <text:p>내가출금</text:p>
          </table:table-cell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1-25T05:02:16" calcext:value-type="date">
            <text:p>2018/01/25 05:02:16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동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6050" calcext:value-type="float">
            <text:p>206,050</text:p>
          </table:table-cell>
          <table:table-cell table:style-name="ce29" office:value-type="float" office:value="1301172" calcext:value-type="float">
            <text:p>1,301,172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017/12/24 05:09:23</text:p>
          </table:table-cell>
          <table:table-cell table:style-name="ce9"/>
          <table:table-cell table:number-columns-repeated="2" table:style-name="ce23" office:value-type="string" calcext:value-type="string">
            <text:p>결산이자</text:p>
          </table:table-cell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095122" calcext:value-type="float">
            <text:p>1,095,122</text:p>
          </table:table-cell>
          <table:table-cell table:style-name="ce64" office:value-type="string" calcext:value-type="string">
            <text:p>전대병원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2/22 05:02:50</text:p>
          </table:table-cell>
          <table:table-cell table:style-name="ce9" office:value-type="string" calcext:value-type="string">
            <text:p>기초연금</text:p>
          </table:table-cell>
          <table:table-cell table:style-name="ce23" office:value-type="string" calcext:value-type="string">
            <text:p>기초연금(동</text:p>
          </table:table-cell>
          <table:table-cell table:style-name="ce23"/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206050" calcext:value-type="float">
            <text:p>206,050</text:p>
          </table:table-cell>
          <table:table-cell table:style-name="ce31" office:value-type="float" office:value="1094929" calcext:value-type="float">
            <text:p>1,094,929</text:p>
          </table:table-cell>
          <table:table-cell table:style-name="ce64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2/19 08:27:28</text:p>
          </table:table-cell>
          <table:table-cell table:style-name="ce9" office:value-type="string" calcext:value-type="string">
            <text:p>이화순</text:p>
          </table:table-cell>
          <table:table-cell table:style-name="ce23" office:value-type="string" calcext:value-type="string">
            <text:p>이화순</text:p>
          </table:table-cell>
          <table:table-cell table:style-name="ce23" office:value-type="string" calcext:value-type="string">
            <text:p>전자망</text:p>
          </table:table-cell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300000" calcext:value-type="float">
            <text:p>300,000</text:p>
          </table:table-cell>
          <table:table-cell table:style-name="ce31" office:value-type="float" office:value="888879" calcext:value-type="float">
            <text:p>888,879</text:p>
          </table:table-cell>
          <table:table-cell table:style-name="ce64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1/24 05:03:03</text:p>
          </table:table-cell>
          <table:table-cell table:style-name="ce9" office:value-type="string" calcext:value-type="string">
            <text:p>기초연금</text:p>
          </table:table-cell>
          <table:table-cell table:style-name="ce23" office:value-type="string" calcext:value-type="string">
            <text:p>기초연금(광</text:p>
          </table:table-cell>
          <table:table-cell table:style-name="ce23"/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206050" calcext:value-type="float">
            <text:p>206,050</text:p>
          </table:table-cell>
          <table:table-cell table:style-name="ce31" office:value-type="float" office:value="588879" calcext:value-type="float">
            <text:p>588,879</text:p>
          </table:table-cell>
          <table:table-cell table:style-name="ce64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1/21 22:09:59</text:p>
          </table:table-cell>
          <table:table-cell table:style-name="ce9" office:value-type="string" calcext:value-type="string">
            <text:p>이화순</text:p>
          </table:table-cell>
          <table:table-cell table:style-name="ce23" office:value-type="string" calcext:value-type="string">
            <text:p>이화순</text:p>
          </table:table-cell>
          <table:table-cell table:style-name="ce23" office:value-type="string" calcext:value-type="string">
            <text:p>전자망</text:p>
          </table:table-cell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300000" calcext:value-type="float">
            <text:p>300,000</text:p>
          </table:table-cell>
          <table:table-cell table:style-name="ce31" office:value-type="float" office:value="382829" calcext:value-type="float">
            <text:p>382,829</text:p>
          </table:table-cell>
          <table:table-cell table:style-name="ce64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1/18 14:19:56</text:p>
          </table:table-cell>
          <table:table-cell table:style-name="ce9"/>
          <table:table-cell table:style-name="ce23"/>
          <table:table-cell table:style-name="ce23" office:value-type="string" calcext:value-type="string">
            <text:p>CD/ATM</text:p>
          </table:table-cell>
          <table:table-cell table:style-name="ce9" office:value-type="string" calcext:value-type="string">
            <text:p>출금</text:p>
          </table:table-cell>
          <table:table-cell table:style-name="ce32" office:value-type="float" office:value="700000" calcext:value-type="float">
            <text:p>700,000</text:p>
          </table:table-cell>
          <table:table-cell table:style-name="ce31"/>
          <table:table-cell table:style-name="ce31" office:value-type="float" office:value="82829" calcext:value-type="float">
            <text:p>82,829</text:p>
          </table:table-cell>
          <table:table-cell table:style-name="ce64" office:value-type="string" calcext:value-type="string">
            <text:p>자동화동구점</text:p>
          </table:table-cell>
          <table:table-cell office:value-type="string" calcext:value-type="string">
            <text:p>내가 <text:s/>출금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11-12T12:28:16" calcext:value-type="date">
            <text:p>2017-11-12 12:28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3" office:value-type="float" office:value="700000" calcext:value-type="float">
            <text:p>700,000</text:p>
          </table:table-cell>
          <table:table-cell table:style-name="ce10"/>
          <table:table-cell office:value-type="float" office:value="782829" calcext:value-type="float">
            <text:p>782,829</text:p>
          </table:table-cell>
          <table:table-cell table:style-name="ce26" office:value-type="string" calcext:value-type="string">
            <text:p>자동화동구점</text:p>
          </table:table-cell>
          <table:table-cell office:value-type="string" calcext:value-type="string">
            <text:p>내가 <text:s/>출금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10-25T05:03:23" calcext:value-type="date">
            <text:p>2017-10-25 5:03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1482829" calcext:value-type="float">
            <text:p>1,482,829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10-18T16:11:50" calcext:value-type="date">
            <text:p>2017-10-18 16:11</text:p>
          </table:table-cell>
          <table:table-cell/>
          <table:table-cell office:value-type="string" calcext:value-type="string">
            <text:p>전대병원의생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50000" calcext:value-type="float">
            <text:p>50,000</text:p>
          </table:table-cell>
          <table:table-cell office:value-type="float" office:value="1276779" calcext:value-type="float">
            <text:p>1,276,779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10-18T16:11:50" calcext:value-type="date">
            <text:p>2017-10-18 16:11</text:p>
          </table:table-cell>
          <table:table-cell/>
          <table:table-cell office:value-type="string" calcext:value-type="string">
            <text:p>전대병원의생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100000" calcext:value-type="float">
            <text:p>100,000</text:p>
          </table:table-cell>
          <table:table-cell office:value-type="float" office:value="1226779" calcext:value-type="float">
            <text:p>1,226,779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10-16T08:31:18" calcext:value-type="date">
            <text:p>2017-10-16 8:31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1126779" calcext:value-type="float">
            <text:p>1,126,779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9-25T05:02:58" calcext:value-type="date">
            <text:p>2017-09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826779" calcext:value-type="float">
            <text:p>826,779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9-24T05:57:19" calcext:value-type="date">
            <text:p>2017-09-24 5:57</text:p>
          </table:table-cell>
          <table:table-cell/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10" office:value-type="float" office:value="246" calcext:value-type="float">
            <text:p>246</text:p>
          </table:table-cell>
          <table:table-cell office:value-type="float" office:value="620729" calcext:value-type="float">
            <text:p>620,729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9-18T08:14:54" calcext:value-type="date">
            <text:p>2017-09-18 8:14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620483" calcext:value-type="float">
            <text:p>620,48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8-25T05:03:20" calcext:value-type="date">
            <text:p>2017-08-25 5:03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동구청(기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320483" calcext:value-type="float">
            <text:p>320,483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8-20T13:39:02" calcext:value-type="date">
            <text:p>2017-08-20 13:39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114433" calcext:value-type="float">
            <text:p>114,433</text:p>
          </table:table-cell>
          <table:table-cell table:style-name="ce26" office:value-type="string" calcext:value-type="string">
            <text:p>전대병원</text:p>
          </table:table-cell>
          <table:table-cell table:style-name="ce70"/>
          <table:table-cell office:value-type="string" calcext:value-type="string">
            <text:p>출금액 4,860,000</text:p>
          </table:table-cell>
          <table:table-cell/>
        </table:table-row>
        <table:table-row table:style-name="ro3">
          <table:table-cell/>
          <table:table-cell office:value-type="date" office:date-value="2017-08-15T20:13:27" calcext:value-type="date">
            <text:p>2017-08-15 20:13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814433" calcext:value-type="float">
            <text:p>814,43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7-25T05:02:28" calcext:value-type="date">
            <text:p>2017-07-25 5:02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514433" calcext:value-type="float">
            <text:p>514,433</text:p>
          </table:table-cell>
          <table:table-cell table:style-name="ce26" office:value-type="string" calcext:value-type="string">
            <text:p>동구청(출)</text:p>
          </table:table-cell>
          <table:table-cell table:style-name="ce63"/>
          <table:table-cell table:number-columns-repeated="2"/>
        </table:table-row>
        <table:table-row table:style-name="ro3">
          <table:table-cell/>
          <table:table-cell office:value-type="date" office:date-value="2017-07-17T10:31:14" calcext:value-type="date">
            <text:p>2017-07-17 10:31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308383" calcext:value-type="float">
            <text:p>308,38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7-15T15:11:53" calcext:value-type="date">
            <text:p>2017-07-15 15:11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660000" calcext:value-type="float">
            <text:p>660,000</text:p>
          </table:table-cell>
          <table:table-cell table:style-name="ce10"/>
          <table:table-cell office:value-type="float" office:value="8383" calcext:value-type="float">
            <text:p>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office:value-type="string" calcext:value-type="string">
            <text:p>출금(보관금액)</text:p>
          </table:table-cell>
          <table:table-cell/>
        </table:table-row>
        <table:table-row table:style-name="ro1">
          <table:table-cell/>
          <table:table-cell office:value-type="date" office:date-value="2017-07-14T15:26:57" calcext:value-type="date">
            <text:p>2017-07-14 15:26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668383" calcext:value-type="float">
            <text:p>6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3T15:43:13" calcext:value-type="date">
            <text:p>2017-07-13 15:43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1368383" calcext:value-type="float">
            <text:p>1,3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2T15:45:31" calcext:value-type="date">
            <text:p>2017-07-12 15:45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2068383" calcext:value-type="float">
            <text:p>2,0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1T15:55:37" calcext:value-type="date">
            <text:p>2017-07-11 15:55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2768383" calcext:value-type="float">
            <text:p>2,7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0T18:19:54" calcext:value-type="date">
            <text:p>2017-07-10 18:19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3468383" calcext:value-type="float">
            <text:p>3,468,383</text:p>
          </table:table-cell>
          <table:table-cell table:style-name="ce26" office:value-type="string" calcext:value-type="string">
            <text:p>자동화동구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07-07T18:05:19" calcext:value-type="date">
            <text:p>2017-07-07 18:05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4168383" calcext:value-type="float">
            <text:p>4,168,383</text:p>
          </table:table-cell>
          <table:table-cell table:style-name="ce26" office:value-type="string" calcext:value-type="string">
            <text:p>기업117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6-25T05:58:41" calcext:value-type="date">
            <text:p>2017-06-25 5:58</text:p>
          </table:table-cell>
          <table:table-cell/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10" office:value-type="float" office:value="920" calcext:value-type="float">
            <text:p>920</text:p>
          </table:table-cell>
          <table:table-cell office:value-type="float" office:value="4068383" calcext:value-type="float">
            <text:p>4,068,383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6-23T05:02:09" calcext:value-type="date">
            <text:p>2017-06-23 5:02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4067463" calcext:value-type="float">
            <text:p>4,067,463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6-14T07:51:41" calcext:value-type="date">
            <text:p>2017-06-14 7:51</text:p>
          </table:table-cell>
          <table:table-cell office:value-type="string" calcext:value-type="string">
            <text:p>이화순</text:p>
          </table:table-cell>
          <table:table-cell table:style-name="ce24" office:value-type="string" calcext:value-type="string">
            <text:p>이화순</text:p>
          </table:table-cell>
          <table:table-cell table:style-name="ce24" office:value-type="string" calcext:value-type="string">
            <text:p>전자망</text:p>
          </table:table-cell>
          <table:table-cell table:style-name="ce24"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3861413" calcext:value-type="float">
            <text:p>3,861,41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6-09T22:09:45" calcext:value-type="date">
            <text:p>2017-06-09 22:09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200000" calcext:value-type="float">
            <text:p>200,000</text:p>
          </table:table-cell>
          <table:table-cell office:value-type="float" office:value="3561413" calcext:value-type="float">
            <text:p>3,561,413</text:p>
          </table:table-cell>
          <table:table-cell table:style-name="ce26" office:value-type="string" calcext:value-type="string">
            <text:p>기업1176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5-25T05:02:35" calcext:value-type="date">
            <text:p>2017-05-25 5:02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3361413" calcext:value-type="float">
            <text:p>3,361,413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5-13T19:28:39" calcext:value-type="date">
            <text:p>2017-05-13 19:28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3155363" calcext:value-type="float">
            <text:p>3,155,36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5-02T10:43:13" calcext:value-type="date">
            <text:p>2017-05-02 10:43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3855363" calcext:value-type="float">
            <text:p>3,855,36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4-27T12:41:35" calcext:value-type="date">
            <text:p>2017-04-27 12:41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3555363" calcext:value-type="float">
            <text:p>3,555,36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25T14:54:28" calcext:value-type="date">
            <text:p>2017-04-25 14:54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4255363" calcext:value-type="float">
            <text:p>4,255,36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25T05:02:12" calcext:value-type="date">
            <text:p>2017-04-25 5:02</text:p>
          </table:table-cell>
          <table:table-cell/>
          <table:table-cell office:value-type="string" calcext:value-type="string">
            <text:p>노인장애인복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6050" calcext:value-type="float">
            <text:p>206,050</text:p>
          </table:table-cell>
          <table:table-cell office:value-type="float" office:value="4955363" calcext:value-type="float">
            <text:p>4,955,36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4-24T12:14:21" calcext:value-type="date">
            <text:p>2017-04-24 12:14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4749313" calcext:value-type="float">
            <text:p>4,749,31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20T12:07:04" calcext:value-type="date">
            <text:p>2017-04-20 12:07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5449313" calcext:value-type="float">
            <text:p>5,449,31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14T08:32:16" calcext:value-type="date">
            <text:p>2017-04-14 8:32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6149313" calcext:value-type="float">
            <text:p>6,149,31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4-10T17:02:00" calcext:value-type="date">
            <text:p>2017-04-10 17:02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5849313" calcext:value-type="float">
            <text:p>5,849,31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3-26T05:45:32" calcext:value-type="date">
            <text:p>2017-03-26 5:45</text:p>
          </table:table-cell>
          <table:table-cell/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35" office:value-type="float" office:value="1726" calcext:value-type="float">
            <text:p>1,726</text:p>
          </table:table-cell>
          <table:table-cell office:value-type="float" office:value="5749313" calcext:value-type="float">
            <text:p>5,749,31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3-24T05:01:44" calcext:value-type="date">
            <text:p>2017-03-24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4010" calcext:value-type="float">
            <text:p>204,010</text:p>
          </table:table-cell>
          <table:table-cell office:value-type="float" office:value="5747587" calcext:value-type="float">
            <text:p>5,747,587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3-20T12:12:21" calcext:value-type="date">
            <text:p>2017-03-20 12:12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5543577" calcext:value-type="float">
            <text:p>5,543,577</text:p>
          </table:table-cell>
          <table:table-cell table:style-name="ce26" office:value-type="string" calcext:value-type="string">
            <text:p>자동화동구점</text:p>
          </table:table-cell>
          <table:table-cell table:style-name="ce63" office:value-type="string" calcext:value-type="string">
            <text:p>우리은행으로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17T12:23:35" calcext:value-type="date">
            <text:p>2017-03-17 12:23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6243577" calcext:value-type="float">
            <text:p>6,243,577</text:p>
          </table:table-cell>
          <table:table-cell table:style-name="ce26" office:value-type="string" calcext:value-type="string">
            <text:p>자동화동구점</text:p>
          </table:table-cell>
          <table:table-cell office:value-type="string" calcext:value-type="string">
            <text:p>보관금액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03-17T08:09:24" calcext:value-type="date">
            <text:p>2017-03-17 8:09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6943577" calcext:value-type="float">
            <text:p>6,943,577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3-16T13:16:21" calcext:value-type="date">
            <text:p>2017-03-16 13:16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6643577" calcext:value-type="float">
            <text:p>6,643,577</text:p>
          </table:table-cell>
          <table:table-cell office:value-type="string" calcext:value-type="string">
            <text:p>자동화동구점</text:p>
          </table:table-cell>
          <table:table-cell office:value-type="string" calcext:value-type="string">
            <text:p>보관금액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15T12:15:13" calcext:value-type="date">
            <text:p>2017-03-15 12:15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6" office:value-type="float" office:value="700000" calcext:value-type="float">
            <text:p>700,000</text:p>
          </table:table-cell>
          <table:table-cell table:style-name="ce10"/>
          <table:table-cell office:value-type="float" office:value="7343577" calcext:value-type="float">
            <text:p>7,343,577</text:p>
          </table:table-cell>
          <table:table-cell office:value-type="string" calcext:value-type="string">
            <text:p>자동화동구점</text:p>
          </table:table-cell>
          <table:table-cell table:style-name="ce71" office:value-type="string" calcext:value-type="string" table:number-columns-spanned="1" table:number-rows-spanned="2">
            <text:p>내가 <text:s/>출금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14T15:18:37" calcext:value-type="date">
            <text:p>2017-03-14 15:18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6" office:value-type="float" office:value="700000" calcext:value-type="float">
            <text:p>700,000</text:p>
          </table:table-cell>
          <table:table-cell table:style-name="ce10"/>
          <table:table-cell office:value-type="float" office:value="8043577" calcext:value-type="float">
            <text:p>8,043,577</text:p>
          </table:table-cell>
          <table:table-cell office:value-type="string" calcext:value-type="string">
            <text:p>자동화동구점</text:p>
          </table:table-cell>
          <table:covered-table-cell table:style-name="ce72"/>
          <table:table-cell table:number-columns-repeated="2"/>
        </table:table-row>
        <table:table-row table:style-name="ro1">
          <table:table-cell/>
          <table:table-cell office:value-type="date" office:date-value="2017-03-13T12:01:55" calcext:value-type="date">
            <text:p>2017-03-13 12:01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8743577" calcext:value-type="float">
            <text:p>8,743,577</text:p>
          </table:table-cell>
          <table:table-cell table:style-name="ce26" office:value-type="string" calcext:value-type="string">
            <text:p>자동화동구점</text:p>
          </table:table-cell>
          <table:table-cell office:value-type="string" calcext:value-type="string">
            <text:p>우리은행으로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03-08T11:44:37" calcext:value-type="date">
            <text:p>2017-03-08 11:44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9443577" calcext:value-type="float">
            <text:p>9,443,577</text:p>
          </table:table-cell>
          <table:table-cell table:style-name="ce26" office:value-type="string" calcext:value-type="string">
            <text:p>기업1176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2-24T05:02:49" calcext:value-type="date">
            <text:p>2017-02-24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4010" calcext:value-type="float">
            <text:p>204,010</text:p>
          </table:table-cell>
          <table:table-cell office:value-type="float" office:value="9343577" calcext:value-type="float">
            <text:p>9,343,577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2-14T15:44:44" calcext:value-type="date">
            <text:p>2017-02-14 15:44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9139567" calcext:value-type="float">
            <text:p>9,139,567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1-26T14:47:35" calcext:value-type="date">
            <text:p>2017-01-26 14:47</text:p>
          </table:table-cell>
          <table:table-cell office:value-type="string" calcext:value-type="string">
            <text:p>이채순</text:p>
          </table:table-cell>
          <table:table-cell office:value-type="string" calcext:value-type="string">
            <text:p>이용주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8839567" calcext:value-type="float">
            <text:p>8,839,567</text:p>
          </table:table-cell>
          <table:table-cell office:value-type="string" calcext:value-type="string">
            <text:p>본부총괄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1-25T05:01:59" calcext:value-type="date">
            <text:p>2017-01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4010" calcext:value-type="float">
            <text:p>204,010</text:p>
          </table:table-cell>
          <table:table-cell office:value-type="float" office:value="8739567" calcext:value-type="float">
            <text:p>8,739,567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1-17T11:07:28" calcext:value-type="date">
            <text:p>2017-01-17 11:07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8535557" calcext:value-type="float">
            <text:p>8,535,557</text:p>
          </table:table-cell>
          <table:table-cell/>
          <table:table-cell table:style-name="ce73" table:number-columns-repeated="2"/>
          <table:table-cell/>
        </table:table-row>
        <table:table-row table:style-name="ro1">
          <table:table-cell/>
          <table:table-cell office:value-type="date" office:date-value="2017-01-10T20:07:39" calcext:value-type="date">
            <text:p>2017-01-10 20:07</text:p>
          </table:table-cell>
          <table:table-cell table:number-columns-repeated="2" office:value-type="string" calcext:value-type="string">
            <text:p>이기창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47" office:value-type="float" office:value="1650000" calcext:value-type="float">
            <text:p>1,650,000</text:p>
          </table:table-cell>
          <table:table-cell office:value-type="float" office:value="8235557" calcext:value-type="float">
            <text:p>8,235,557</text:p>
          </table:table-cell>
          <table:table-cell/>
          <table:table-cell table:style-name="ce73" table:number-columns-repeated="2"/>
          <table:table-cell/>
        </table:table-row>
        <table:table-row table:style-name="ro3">
          <table:table-cell/>
          <table:table-cell table:style-name="ce10" office:value-type="string" calcext:value-type="string">
            <text:p>2017/01/06 17:36:42</text:p>
          </table:table-cell>
          <table:table-cell office:value-type="string" calcext:value-type="string">
            <text:p>이채순</text:p>
          </table:table-cell>
          <table:table-cell office:value-type="string" calcext:value-type="string">
            <text:p>홍미숙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200000" calcext:value-type="float">
            <text:p>200,000</text:p>
          </table:table-cell>
          <table:table-cell office:value-type="float" office:value="6585557" calcext:value-type="float">
            <text:p>6,585,557</text:p>
          </table:table-cell>
          <table:table-cell office:value-type="string" calcext:value-type="string">
            <text:p><text:s/>채순이 누나가 입금한 돈.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10" office:value-type="string" calcext:value-type="string">
            <text:p>2016/12/25 05:57:08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35" office:value-type="float" office:value="1443" calcext:value-type="float">
            <text:p>1,443</text:p>
          </table:table-cell>
          <table:table-cell office:value-type="float" office:value="6385557" calcext:value-type="float">
            <text:p>6,385,557</text:p>
          </table:table-cell>
          <table:table-cell/>
          <table:table-cell table:style-name="ce67" table:number-columns-repeated="2"/>
          <table:table-cell/>
        </table:table-row>
        <table:table-row table:style-name="ro1">
          <table:table-cell/>
          <table:table-cell table:style-name="ce10" office:value-type="string" calcext:value-type="string">
            <text:p>2016/12/23 05:03:02</text:p>
          </table:table-cell>
          <table:table-cell table:number-columns-repeated="2"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35" office:value-type="float" office:value="204010" calcext:value-type="float">
            <text:p>204,010</text:p>
          </table:table-cell>
          <table:table-cell office:value-type="float" office:value="6384114" calcext:value-type="float">
            <text:p>6,384,114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6-12-13T12:11:51" calcext:value-type="date">
            <text:p>2016-12-13 12:11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 table:style-name="ce35"/>
          <table:table-cell table:style-name="ce47" office:value-type="float" office:value="300000" calcext:value-type="float">
            <text:p>300,000</text:p>
          </table:table-cell>
          <table:table-cell office:value-type="float" office:value="6180104" calcext:value-type="float">
            <text:p>6,180,104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6-11-25T05:02:06" calcext:value-type="date">
            <text:p>2016-11-25 5:02</text:p>
          </table:table-cell>
          <table:table-cell table:style-name="ce19" office:value-type="string" calcext:value-type="string">
            <text:p>정상거래</text:p>
          </table:table-cell>
          <table:table-cell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 table:style-name="ce37"/>
          <table:table-cell table:style-name="ce35" office:value-type="float" office:value="204010" calcext:value-type="float">
            <text:p>204,010</text:p>
          </table:table-cell>
          <table:table-cell table:style-name="ce59" office:value-type="float" office:value="5880104" calcext:value-type="float">
            <text:p>5,880,104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6-11-24T12:01:29" calcext:value-type="date">
            <text:p>2016-11-24 12:01</text:p>
          </table:table-cell>
          <table:table-cell table:style-name="ce17" office:value-type="string" calcext:value-type="string">
            <text:p>정상거래</text:p>
          </table:table-cell>
          <table:table-cell table:style-name="ce17" office:value-type="string" calcext:value-type="string">
            <text:p>CA</text:p>
          </table:table-cell>
          <table:table-cell table:style-name="ce17" office:value-type="string" calcext:value-type="string">
            <text:p>출금</text:p>
          </table:table-cell>
          <table:table-cell table:style-name="ce26"/>
          <table:table-cell table:style-name="ce38" office:value-type="float" office:value="700000" calcext:value-type="float">
            <text:p>700,000</text:p>
          </table:table-cell>
          <table:table-cell table:style-name="ce26"/>
          <table:table-cell table:style-name="ce38" office:value-type="float" office:value="5676094" calcext:value-type="float">
            <text:p>5,676,094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date" office:date-value="2016-11-18T08:13:32" calcext:value-type="date">
            <text:p>2016/11/18 8:13:32</text:p>
          </table:table-cell>
          <table:table-cell table:style-name="ce20" office:value-type="string" calcext:value-type="string">
            <text:p>이화순</text:p>
          </table:table-cell>
          <table:table-cell table:style-name="ce20" table:number-columns-repeated="4"/>
          <table:table-cell table:style-name="ce48" office:value-type="float" office:value="300000" calcext:value-type="float">
            <text:p><text:s/>300,000 </text:p>
          </table:table-cell>
          <table:table-cell table:style-name="ce60" office:value-type="float" office:value="6376094" calcext:value-type="float">
            <text:p><text:s/>6,376,094 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date" office:date-value="2016-11-06T18:43:33" calcext:value-type="date">
            <text:p>2016-11-06 18:43</text:p>
          </table:table-cell>
          <table:table-cell table:style-name="ce20" office:value-type="string" calcext:value-type="string">
            <text:p>자행CD6437</text:p>
          </table:table-cell>
          <table:table-cell table:style-name="ce20" table:number-columns-repeated="3"/>
          <table:table-cell table:style-name="ce39" office:value-type="float" office:value="700300" calcext:value-type="float">
            <text:p>700,300</text:p>
          </table:table-cell>
          <table:table-cell table:style-name="ce20"/>
          <table:table-cell table:style-name="ce39" office:value-type="float" office:value="6076094" calcext:value-type="float">
            <text:p>6,076,094</text:p>
          </table:table-cell>
          <table:table-cell table:style-name="ce65" office:value-type="string" calcext:value-type="string">
            <text:p>300원은 수수료</text:p>
          </table:table-cell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2016/11/04 12:26:43</text:p>
          </table:table-cell>
          <table:table-cell table:style-name="ce81"/>
          <table:table-cell table:style-name="ce81" office:value-type="string" calcext:value-type="string">
            <text:p>ICVS</text:p>
          </table:table-cell>
          <table:table-cell table:style-name="ce81" office:value-type="string" calcext:value-type="string">
            <text:p>출금</text:p>
          </table:table-cell>
          <table:table-cell table:style-name="ce81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776394" calcext:value-type="float">
            <text:p>6,776,39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25 08:26:16</text:p>
          </table:table-cell>
          <table:table-cell table:style-name="ce14" office:value-type="string" calcext:value-type="string">
            <text:p>이화순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전자망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float" office:value="300000" calcext:value-type="float">
            <text:p>300,000</text:p>
          </table:table-cell>
          <table:table-cell table:style-name="ce41" office:value-type="float" office:value="7476394" calcext:value-type="float">
            <text:p>7,476,39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25 05:23:12</text:p>
          </table:table-cell>
          <table:table-cell table:style-name="ce14" office:value-type="string" calcext:value-type="string">
            <text:p>동구기초연금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4010" calcext:value-type="float">
            <text:p>204,010</text:p>
          </table:table-cell>
          <table:table-cell table:style-name="ce41" office:value-type="float" office:value="7176394" calcext:value-type="float">
            <text:p>7,176,39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21 11:58:55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972384" calcext:value-type="float">
            <text:p>6,9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08 13:05:09</text:p>
          </table:table-cell>
          <table:table-cell table:style-name="ce14" office:value-type="string" calcext:value-type="string">
            <text:p>이채순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전자망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float" office:value="100000" calcext:value-type="float">
            <text:p>100,000</text:p>
          </table:table-cell>
          <table:table-cell table:style-name="ce41" office:value-type="float" office:value="7672384" calcext:value-type="float">
            <text:p>7,6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04 20:38:07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7572384" calcext:value-type="float">
            <text:p>7,5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5 19:37:29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272384" calcext:value-type="float">
            <text:p>8,2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5 05:00:17</text:p>
          </table:table-cell>
          <table:table-cell table:style-name="ce14" office:value-type="string" calcext:value-type="string">
            <text:p>결산이자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결산이자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31" calcext:value-type="float">
            <text:p>2,131</text:p>
          </table:table-cell>
          <table:table-cell table:style-name="ce41" office:value-type="float" office:value="8972384" calcext:value-type="float">
            <text:p>8,9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4 18:27:27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970253" calcext:value-type="float">
            <text:p>8,970,25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3 06:20:24</text:p>
          </table:table-cell>
          <table:table-cell table:style-name="ce14" office:value-type="string" calcext:value-type="string">
            <text:p>동구기초연금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4010" calcext:value-type="float">
            <text:p>204,010</text:p>
          </table:table-cell>
          <table:table-cell table:style-name="ce41" office:value-type="float" office:value="9670253" calcext:value-type="float">
            <text:p>9,670,25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18 09:32:46</text:p>
          </table:table-cell>
          <table:table-cell table:style-name="ce14" office:value-type="string" calcext:value-type="string">
            <text:p>이화순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전자망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float" office:value="300000" calcext:value-type="float">
            <text:p>300,000</text:p>
          </table:table-cell>
          <table:table-cell table:style-name="ce41" office:value-type="float" office:value="9466243" calcext:value-type="float">
            <text:p>9,466,2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12 19:50:07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166243" calcext:value-type="float">
            <text:p>9,166,2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8/28 20:00:31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866243" calcext:value-type="float">
            <text:p>9,866,2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8/25 06:20:42</text:p>
          </table:table-cell>
          <table:table-cell table:style-name="ce14" office:value-type="string" calcext:value-type="string">
            <text:p>동구기초연금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4010" calcext:value-type="float">
            <text:p>204,010</text:p>
          </table:table-cell>
          <table:table-cell table:style-name="ce41" office:value-type="float" office:value="10566243" calcext:value-type="float">
            <text:p>10,566,24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8/19 08:52:58</text:p>
          </table:table-cell>
          <table:table-cell table:style-name="ce81" office:value-type="string" calcext:value-type="string">
            <text:p>이화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362233" calcext:value-type="float">
            <text:p>10,362,23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8/18 14:02:35</text:p>
          </table:table-cell>
          <table:table-cell table:style-name="ce81" office:value-type="string" calcext:value-type="string">
            <text:p>이채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062233" calcext:value-type="float">
            <text:p>10,062,23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8/07 20:45:39</text:p>
          </table:table-cell>
          <table:table-cell table:style-name="ce81"/>
          <table:table-cell table:style-name="ce81" office:value-type="string" calcext:value-type="string">
            <text:p>ICVS</text:p>
          </table:table-cell>
          <table:table-cell table:style-name="ce81" office:value-type="string" calcext:value-type="string">
            <text:p>출금</text:p>
          </table:table-cell>
          <table:table-cell table:style-name="ce81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9962233" calcext:value-type="float">
            <text:p>9,962,23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7/25 06:29:07</text:p>
          </table:table-cell>
          <table:table-cell table:style-name="ce81" office:value-type="string" calcext:value-type="string">
            <text:p>노인장애인복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662233" calcext:value-type="float">
            <text:p>10,662,23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7/18 17:41:30</text:p>
          </table:table-cell>
          <table:table-cell table:style-name="ce81" office:value-type="string" calcext:value-type="string">
            <text:p>이화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458223" calcext:value-type="float">
            <text:p>10,458,22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7/08 08:57:06</text:p>
          </table:table-cell>
          <table:table-cell table:style-name="ce81" office:value-type="string" calcext:value-type="string">
            <text:p>이채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158223" calcext:value-type="float">
            <text:p>10,158,22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6/26 05:32:21</text:p>
          </table:table-cell>
          <table:table-cell table:style-name="ce81" office:value-type="string" calcext:value-type="string">
            <text:p>결산이자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결산이자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10058223" calcext:value-type="float">
            <text:p>10,058,223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6/24 06:19:04</text:p>
          </table:table-cell>
          <table:table-cell table:style-name="ce81" office:value-type="string" calcext:value-type="string">
            <text:p>기초연금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056040" calcext:value-type="float">
            <text:p>10,056,040</text:p>
          </table:table-cell>
          <table:table-cell table:number-columns-repeated="3"/>
          <table:table-cell table:formula="of:=SUMIF([.C1:.C100022];&quot;이화순&quot;;[.H1:.H100022])" office:value-type="float" office:value="6600000" calcext:value-type="float">
            <text:p>6600000</text:p>
          </table:table-cell>
        </table:table-row>
        <table:table-row table:style-name="ro1">
          <table:table-cell/>
          <table:table-cell table:style-name="ce81" office:value-type="string" calcext:value-type="string">
            <text:p>2016/06/22 20:24:09</text:p>
          </table:table-cell>
          <table:table-cell table:style-name="ce81"/>
          <table:table-cell table:style-name="ce81" office:value-type="string" calcext:value-type="string">
            <text:p>ICVS</text:p>
          </table:table-cell>
          <table:table-cell table:style-name="ce81" office:value-type="string" calcext:value-type="string">
            <text:p>출금</text:p>
          </table:table-cell>
          <table:table-cell table:style-name="ce81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852030" calcext:value-type="float">
            <text:p>9,852,03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6/17 10:34:03</text:p>
          </table:table-cell>
          <table:table-cell table:style-name="ce81" office:value-type="string" calcext:value-type="string">
            <text:p>이화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552030" calcext:value-type="float">
            <text:p>10,552,03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6/08 08:24:08</text:p>
          </table:table-cell>
          <table:table-cell table:style-name="ce81" office:value-type="string" calcext:value-type="string">
            <text:p>이채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252030" calcext:value-type="float">
            <text:p>10,252,03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6/03 20:36:09</text:p>
          </table:table-cell>
          <table:table-cell table:style-name="ce81"/>
          <table:table-cell table:style-name="ce81" office:value-type="string" calcext:value-type="string">
            <text:p>ICVS</text:p>
          </table:table-cell>
          <table:table-cell table:style-name="ce81" office:value-type="string" calcext:value-type="string">
            <text:p>출금</text:p>
          </table:table-cell>
          <table:table-cell table:style-name="ce81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152030" calcext:value-type="float">
            <text:p>10,152,03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5/25 17:56:53</text:p>
          </table:table-cell>
          <table:table-cell table:style-name="ce81" office:value-type="string" calcext:value-type="string">
            <text:p>이채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852030" calcext:value-type="float">
            <text:p>10,852,03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5/25 08:34:06</text:p>
          </table:table-cell>
          <table:table-cell table:style-name="ce81" office:value-type="string" calcext:value-type="string">
            <text:p>기초연금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752030" calcext:value-type="float">
            <text:p>10,752,03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5/17 08:36:15</text:p>
          </table:table-cell>
          <table:table-cell table:style-name="ce81" office:value-type="string" calcext:value-type="string">
            <text:p>이화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548020" calcext:value-type="float">
            <text:p>10,548,02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4/25 06:17:43</text:p>
          </table:table-cell>
          <table:table-cell table:style-name="ce81" office:value-type="string" calcext:value-type="string">
            <text:p>기초연금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248020" calcext:value-type="float">
            <text:p>10,248,02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4/15 08:45:09</text:p>
          </table:table-cell>
          <table:table-cell table:style-name="ce81" office:value-type="string" calcext:value-type="string">
            <text:p>이화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044010" calcext:value-type="float">
            <text:p>10,044,010</text:p>
          </table:table-cell>
          <table:table-cell table:number-columns-repeated="4"/>
        </table:table-row>
        <table:table-row table:style-name="ro1">
          <table:table-cell/>
          <table:table-cell table:style-name="ce81" office:value-type="string" calcext:value-type="string">
            <text:p>2016/04/06 11:58:12</text:p>
          </table:table-cell>
          <table:table-cell table:style-name="ce81"/>
          <table:table-cell table:style-name="ce81" office:value-type="string" calcext:value-type="string">
            <text:p>ICVS</text:p>
          </table:table-cell>
          <table:table-cell table:style-name="ce81" office:value-type="string" calcext:value-type="string">
            <text:p>출금</text:p>
          </table:table-cell>
          <table:table-cell table:style-name="ce81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744010" calcext:value-type="float">
            <text:p>9,744,010</text:p>
          </table:table-cell>
          <table:table-cell table:formula="of:=SUMIF([.C1:.C1022];&quot;이기창&quot;;[.H1:.H1022])" office:value-type="float" office:value="1650000" calcext:value-type="float">
            <text:p>1650000</text:p>
          </table:table-cell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2016/03/27 05:00:12</text:p>
          </table:table-cell>
          <table:table-cell table:style-name="ce81" office:value-type="string" calcext:value-type="string">
            <text:p>결산이자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결산이자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94" calcext:value-type="float">
            <text:p>2,094</text:p>
          </table:table-cell>
          <table:table-cell table:style-name="ce40" office:value-type="float" office:value="10444010" calcext:value-type="float">
            <text:p>10,444,010</text:p>
          </table:table-cell>
          <table:table-cell table:formula="of:=SUMIF([.C1:.C1022];&quot;*기초연금*&quot;;[.H1:.H1022])" office:value-type="float" office:value="6801690" calcext:value-type="float">
            <text:p>6801690</text:p>
          </table:table-cell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2016/03/25 06:16:42</text:p>
          </table:table-cell>
          <table:table-cell table:style-name="ce81" office:value-type="string" calcext:value-type="string">
            <text:p>기초연금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2600" calcext:value-type="float">
            <text:p>202,600</text:p>
          </table:table-cell>
          <table:table-cell table:style-name="ce40" office:value-type="float" office:value="10441916" calcext:value-type="float">
            <text:p>10,441,916</text:p>
          </table:table-cell>
          <table:table-cell table:formula="of:=SUMIF([.D1:.D1022];&quot;이기영&quot;;[.H1:.H1022]) -5500" office:value-type="float" office:value="8400500" calcext:value-type="float">
            <text:p>8400500</text:p>
          </table:table-cell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2016/03/17 09:53:25</text:p>
          </table:table-cell>
          <table:table-cell table:style-name="ce81" office:value-type="string" calcext:value-type="string">
            <text:p>이화순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239316" calcext:value-type="float">
            <text:p>10,239,316</text:p>
          </table:table-cell>
          <table:table-cell table:formula="of:=SUMIF([.C1:.C1022];&quot;이채순&quot;;[.H1:.H1022])" office:value-type="float" office:value="1300000" calcext:value-type="float">
            <text:p>1300000</text:p>
          </table:table-cell>
          <table:table-cell table:formula="of:=COUNTIF([.D1:.D11111];&quot;이기영&quot;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2016/02/25 06:17:43</text:p>
          </table:table-cell>
          <table:table-cell table:style-name="ce81" office:value-type="string" calcext:value-type="string">
            <text:p>기초연금</text:p>
          </table:table-cell>
          <table:table-cell table:style-name="ce81"/>
          <table:table-cell table:style-name="ce81" office:value-type="string" calcext:value-type="string">
            <text:p>입금</text:p>
          </table:table-cell>
          <table:table-cell table:style-name="ce81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2600" calcext:value-type="float">
            <text:p>202,600</text:p>
          </table:table-cell>
          <table:table-cell table:style-name="ce40" office:value-type="float" office:value="9939316" calcext:value-type="float">
            <text:p>9,939,316</text:p>
          </table:table-cell>
          <table:table-cell table:formula="of:=SUMIF([.C1:.C1022];&quot;이화순&quot;;[.H1:.H1022])" office:value-type="float" office:value="6600000" calcext:value-type="float">
            <text:p>6600000</text:p>
          </table:table-cell>
          <table:table-cell table:number-columns-repeated="3"/>
        </table:table-row>
      </table:table>
      <table:table table:name="시트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43" office:value-type="string" calcext:value-type="string">
            <text:p>이채순</text:p>
          </table:table-cell>
          <table:table-cell table:style-name="ce144" table:formula="of:=[시트1.$J198]" office:value-type="float" office:value="1300000" calcext:value-type="float">
            <text:p>1,300,000</text:p>
          </table:table-cell>
          <table:table-cell table:number-columns-repeated="5"/>
        </table:table-row>
        <table:table-row table:style-name="ro1">
          <table:table-cell/>
          <table:table-cell table:style-name="ce143" office:value-type="string" calcext:value-type="string">
            <text:p>이화순</text:p>
          </table:table-cell>
          <table:table-cell table:style-name="ce144" table:formula="of:=[시트1.$J199]" office:value-type="float" office:value="6600000" calcext:value-type="float">
            <text:p>6,600,000</text:p>
          </table:table-cell>
          <table:table-cell table:number-columns-repeated="5"/>
        </table:table-row>
        <table:table-row table:style-name="ro3">
          <table:table-cell/>
          <table:table-cell table:style-name="ce143" office:value-type="string" calcext:value-type="string">
            <text:p>이기영</text:p>
          </table:table-cell>
          <table:table-cell table:style-name="ce144" table:formula="of:=[시트1.$J197]" office:value-type="float" office:value="8400500" calcext:value-type="float">
            <text:p>8,400,500</text:p>
          </table:table-cell>
          <table:table-cell table:style-name="ce163" table:formula="of:=[시트1.$K198]&amp;&quot;회차&quot;" office:value-type="string" office:string-value="12회차" calcext:value-type="string">
            <text:p>12회차</text:p>
          </table:table-cell>
          <table:table-cell office:value-type="string" calcext:value-type="string">
            <text:p>큰형이 통장 재발급후 내가 광주은행에서 이체시킨 금액</text:p>
          </table:table-cell>
          <table:table-cell table:number-columns-repeated="3"/>
        </table:table-row>
        <table:table-row table:style-name="ro1">
          <table:table-cell/>
          <table:table-cell table:style-name="ce143" office:value-type="string" calcext:value-type="string">
            <text:p>기초연금</text:p>
          </table:table-cell>
          <table:table-cell table:style-name="ce144" table:formula="of:=[시트1.$J196]" office:value-type="float" office:value="6801690" calcext:value-type="float">
            <text:p>6,801,690</text:p>
          </table:table-cell>
          <table:table-cell table:number-columns-repeated="5"/>
        </table:table-row>
        <table:table-row table:style-name="ro1">
          <table:table-cell/>
          <table:table-cell table:style-name="ce143" office:value-type="string" calcext:value-type="string">
            <text:p>이기창</text:p>
          </table:table-cell>
          <table:table-cell table:style-name="ce144" table:formula="of:=[시트1.$J195]" office:value-type="float" office:value="1650000" calcext:value-type="float">
            <text:p>1,650,000</text:p>
          </table:table-cell>
          <table:table-cell table:number-columns-repeated="5"/>
        </table:table-row>
        <table:table-row table:style-name="ro1">
          <table:table-cell/>
          <table:table-cell table:style-name="ce147" office:value-type="string" calcext:value-type="string">
            <text:p>새마을금고</text:p>
          </table:table-cell>
          <table:table-cell table:style-name="ce149" office:value-type="float" office:value="5600000" calcext:value-type="float">
            <text:p>5,600,00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 table:number-rows-repeated="4">
          <table:table-cell table:number-columns-repeated="7"/>
          <table:table-cell table:style-name="ce14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굴림" svg:font-family="굴림" style:font-family-generic="modern" style:font-pitch="fixed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나눔고딕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₩</number:text>
      <number:number number:decimal-places="0" loext:min-decimal-places="0" number:min-integer-digits="1" number:grouping="true"/>
    </number:number-style>
    <number:number-style style:name="N153">
      <number:text>-₩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₩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text>₩</number:text>
      <number:number number:decimal-places="2" loext:min-decimal-places="2" number:min-integer-digits="1" number:grouping="true"/>
    </number:number-style>
    <number:number-style style:name="N156">
      <number:text>-₩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₩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">
      <number:text>-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">
      <number:text>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₩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">
      <number:number number:decimal-places="0" loext:min-decimal-places="0" number:min-integer-digits="1"/>
      <number:text> </number:text>
    </number:number-style>
    <number:number-style style:name="N185P0" style:volatile="true">
      <number:number number:decimal-places="0" loext:min-decimal-places="0" number:min-integer-digits="1"/>
      <number:text> </number:text>
    </number:number-style>
    <number:number-style style:name="N18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5P0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0" loext:min-decimal-places="0" number:min-integer-digits="2"/>
      <number:text>개</number:text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/>
    </number:date-style>
    <number:number-style style:name="N195">
      <number:number number:decimal-places="0" loext:min-decimal-places="0" number:min-integer-digits="1" number:grouping="true"/>
      <number:text> </number:text>
    </number:number-style>
    <number:date-style style:name="N19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97">
      <number:number number:decimal-places="1" loext:min-decimal-places="1" number:min-integer-digits="1" number:grouping="true"/>
      <number:text> </number:text>
    </number:number-style>
    <number:number-style style:name="N198">
      <number:number number:decimal-places="3" loext:min-decimal-places="3" number:min-integer-digits="1" number:grouping="true"/>
      <number:text> </number:text>
    </number:number-style>
    <number:number-style style:name="N199">
      <number:number number:decimal-places="3" loext:min-decimal-places="3" number:min-integer-digits="1"/>
      <number:text> </number:text>
    </number:number-style>
    <number:date-style style:name="N201P0" style:volatile="true">
      <number:year number:style="long"/>
      <number:text>년 </number:text>
      <number:month/>
      <number:text>월 </number:text>
      <number:day/>
      <number:text>일</number:text>
    </number:date-style>
    <number:text-style style:name="N201">
      <number:text-content/>
      <style:map style:condition="value()&lt;=1.79769313486232E+308" style:apply-style-name="N201P0"/>
    </number:text-style>
    <number:number-style style:name="N202">
      <number:number number:decimal-places="1" loext:min-decimal-places="1" number:min-integer-digits="1"/>
    </number:number-style>
    <number:number-style style:name="N204P0" style:volatile="true">
      <number:number number:decimal-places="1" loext:min-decimal-places="1" number:min-integer-digits="1"/>
      <number:text> </number:text>
    </number:number-style>
    <number:number-style style:name="N204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04P0"/>
    </number:number-style>
    <number:number-style style:name="N206P0" style:volatile="true">
      <number:text>Yes</number:text>
    </number:number-style>
    <number:number-style style:name="N206P1" style:volatile="true">
      <number:text>Yes</number:text>
    </number:number-style>
    <number:number-style style:name="N206">
      <number:text>N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On</number:text>
    </number:number-style>
    <number:number-style style:name="N210P1" style:volatile="true">
      <number:text>On</number:text>
    </number:number-style>
    <number:number-style style:name="N210">
      <number:text>Off</number:text>
      <style:map style:condition="value()&gt;0" style:apply-style-name="N210P0"/>
      <style:map style:condition="value()&lt;0" style:apply-style-name="N210P1"/>
    </number:number-style>
    <number:currency-style style:name="N212P0" style:volatile="true">
      <number:currency-symbol number:language="ko" number:country="K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 number:language="ko" number:country="K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2P0"/>
    </number:currency-style>
    <number:number-style style:name="N2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loext:text> </loext:text>
      <loext:fill-character> </loext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8P2" style:volatile="true">
      <loext:text> $</loext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loext:min-decimal-places="1" number:min-integer-digits="1" number:grouping="true"/>
    </number:number-style>
    <number:number-style style:name="N226">
      <number:number number:decimal-places="0" loext:min-decimal-places="0" number:min-integer-digits="0" number:grouping="true"/>
    </number:number-style>
    <number:number-style style:name="N227P0" style:volatile="true">
      <number:text>₩</number:text>
      <number:number number:decimal-places="0" loext:min-decimal-places="0" number:min-integer-digits="1" number:grouping="true"/>
    </number:number-style>
    <number:number-style style:name="N227">
      <number:text>-₩</number:text>
      <number:number number:decimal-places="0" loext:min-decimal-places="0" number:min-integer-digits="1" number:grouping="true"/>
      <style:map style:condition="value()&gt;=0" style:apply-style-name="N227P0"/>
    </number:number-style>
    <number:number-style style:name="N228P0" style:volatile="true">
      <number:text>₩</number:text>
      <number:number number:decimal-places="0" loext:min-decimal-places="0" number:min-integer-digits="1" number:grouping="true"/>
    </number:number-style>
    <number:number-style style:name="N228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228P0"/>
    </number:number-style>
    <number:number-style style:name="N229P0" style:volatile="true">
      <number:text>₩</number:text>
      <number:number number:decimal-places="2" loext:min-decimal-places="2" number:min-integer-digits="1" number:grouping="true"/>
    </number:number-style>
    <number:number-style style:name="N229">
      <number:text>-₩</number:text>
      <number:number number:decimal-places="2" loext:min-decimal-places="2" number:min-integer-digits="1" number:grouping="true"/>
      <style:map style:condition="value()&gt;=0" style:apply-style-name="N229P0"/>
    </number:number-style>
    <number:number-style style:name="N230P0" style:volatile="true">
      <number:text>₩</number:text>
      <number:number number:decimal-places="2" loext:min-decimal-places="2" number:min-integer-digits="1" number:grouping="true"/>
    </number:number-style>
    <number:number-style style:name="N230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230P0"/>
    </number:number-style>
    <number:number-style style:name="N2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32P0"/>
    </number:number-style>
    <number:number-style style:name="N2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3P0"/>
    </number:number-style>
    <number:number-style style:name="N2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4P0"/>
    </number:number-style>
    <number:number-style style:name="N2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5P2" style:volatile="true">
      <loext:text> </loext:text>
      <loext:fill-character> </loext:fill-character>
      <number:text>-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2" style:volatile="true">
      <loext:text> ₩</loext:text>
      <loext:fill-character> </loext:fill-character>
      <number:text>-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8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8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number number:decimal-places="0" loext:min-decimal-places="0" number:min-integer-digits="1"/>
      <number:text> </number:text>
    </number:number-style>
    <number:number-style style:name="N23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39P0"/>
    </number:number-style>
    <number:number-style style:name="N2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4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0" loext:min-decimal-places="0" number:min-integer-digits="1"/>
      <number:text> </number:text>
    </number:number-style>
    <number:date-style style:name="N24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/>
    </number:date-style>
    <number:number-style style:name="N245">
      <number:number number:decimal-places="0" loext:min-decimal-places="0" number:min-integer-digits="1" number:grouping="true"/>
      <number:text> </number:text>
    </number:number-style>
    <number:number-style style:name="N246">
      <number:number number:decimal-places="0" loext:min-decimal-places="0" number:min-integer-digits="1" number:grouping="true"/>
    </number:number-style>
    <number:date-style style:name="N24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48">
      <number:number number:decimal-places="0" loext:min-decimal-places="0" number:min-integer-digits="1" number:grouping="true"/>
    </number:number-style>
    <number:number-style style:name="N249">
      <number:number number:decimal-places="1" loext:min-decimal-places="1" number:min-integer-digits="1" number:grouping="true"/>
      <number:text> </number:text>
    </number:number-style>
    <number:number-style style:name="N250">
      <number:number number:decimal-places="3" loext:min-decimal-places="3" number:min-integer-digits="1" number:grouping="true"/>
      <number:text> </number:text>
    </number:number-style>
    <number:number-style style:name="N251">
      <number:number number:decimal-places="3" loext:min-decimal-places="3" number:min-integer-digits="1"/>
      <number:text> </number:text>
    </number:number-style>
    <number:date-style style:name="N252P0" style:volatile="true">
      <number:year number:style="long"/>
      <number:text>년 </number:text>
      <number:month/>
      <number:text>월 </number:text>
      <number:day/>
      <number:text>일</number:text>
    </number:date-style>
    <number:text-style style:name="N252">
      <number:text-content/>
      <style:map style:condition="value()&lt;=1.79769313486232E+308" style:apply-style-name="N252P0"/>
    </number:text-style>
    <number:number-style style:name="N253P0" style:volatile="true">
      <number:number number:decimal-places="1" loext:min-decimal-places="1" number:min-integer-digits="1"/>
      <number:text> </number:text>
    </number:number-style>
    <number:number-style style:name="N25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53P0"/>
    </number:number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0164P0" style:volatile="true" number:language="ko" number:country="KR">
      <number:year/>
      <number:text>-</number:text>
      <number:month/>
      <number:text>-</number:text>
      <number:day/>
      <number:text> </number:text>
      <number:am-pm/>
      <number:text> </number:text>
      <number:hours/>
      <number:text>:</number:text>
      <number:minutes number:style="long"/>
    </number:date-style>
    <number:text-style style:name="N10164" number:language="ko" number:country="KR">
      <number:text-content/>
      <style:map style:condition="value()&lt;=1.79769313486232E+308" style:apply-style-name="N10164P0"/>
    </number:text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7" number:language="ko" number:country="KR">
      <number:hours/>
      <number:text>시 </number:text>
      <number:minutes number:style="long"/>
      <number:text>분</number:text>
    </number:time-style>
    <number:time-style style:name="N10168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9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0170P0" style:volatile="true" number:language="ko" number:country="KR">
      <number:year/>
      <number:text>-</number:text>
      <number:month/>
      <number:text>-</number:text>
      <number:day/>
      <number:text> </number:text>
      <number:am-pm/>
      <number:text> </number:text>
      <number:hours/>
      <number:text>:</number:text>
      <number:minutes number:style="long"/>
    </number:date-style>
    <number:text-style style:name="N10170" number:language="ko" number:country="KR">
      <number:text-content/>
      <style:map style:condition="value()&lt;=1.79769313486232E+308" style:apply-style-name="N10170P0"/>
    </number:text-style>
    <style:style style:name="Default" style:family="table-cell">
      <style:table-cell-properties fo:padding="0.71mm" style:rotation-align="none" style:vertical-align="middle"/>
      <style:text-properties fo:color="#000000" style:font-name="맑은 고딕" fo:font-family="'맑은 고딕'" style:font-family-generic="modern" style:font-pitch="fixed" fo:font-size="11pt" style:font-name-asian="맑은 고딕" style:font-family-asian="'맑은 고딕'" style:font-family-generic-asian="modern" style:font-pitch-asian="fixed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강조색1" style:display-name="Excel_BuiltIn_20% - 강조색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2" style:display-name="Excel_BuiltIn_20% - 강조색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3" style:display-name="Excel_BuiltIn_20% - 강조색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4" style:display-name="Excel_BuiltIn_20% - 강조색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5" style:display-name="Excel_BuiltIn_20% - 강조색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6" style:display-name="Excel_BuiltIn_20% - 강조색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1" style:display-name="Excel_BuiltIn_40% - 강조색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2" style:display-name="Excel_BuiltIn_40% - 강조색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3" style:display-name="Excel_BuiltIn_40% - 강조색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4" style:display-name="Excel_BuiltIn_40% - 강조색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5" style:display-name="Excel_BuiltIn_40% - 강조색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6" style:display-name="Excel_BuiltIn_40% - 강조색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1" style:display-name="Excel_BuiltIn_60% - 강조색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2" style:display-name="Excel_BuiltIn_60% - 강조색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3" style:display-name="Excel_BuiltIn_60% - 강조색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4" style:display-name="Excel_BuiltIn_60% - 강조색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5" style:display-name="Excel_BuiltIn_60% - 강조색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6" style:display-name="Excel_BuiltIn_60% - 강조색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1" style:display-name="Excel_BuiltIn_강조색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2" style:display-name="Excel_BuiltIn_강조색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3" style:display-name="Excel_BuiltIn_강조색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4" style:display-name="Excel_BuiltIn_강조색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5" style:display-name="Excel_BuiltIn_강조색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6" style:display-name="Excel_BuiltIn_강조색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경고문" style:display-name="Excel_BuiltIn_경고문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계산" style:display-name="Excel_BuiltIn_계산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나쁨" style:display-name="Excel_BuiltIn_나쁨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메모" style:display-name="Excel_BuiltIn_메모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보통" style:display-name="Excel_BuiltIn_보통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설명_20_텍스트" style:display-name="Excel_BuiltIn_설명 텍스트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맑은 고딕" fo:font-family="'맑은 고딕'" style:font-family-generic="modern" style:font-pitch="fixed" fo:font-size="11pt" fo:font-style="italic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Excel_5f_BuiltIn_5f_셀_20_확인" style:display-name="Excel_BuiltIn_셀 확인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연결된_20_셀" style:display-name="Excel_BuiltIn_연결된 셀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요약" style:display-name="Excel_BuiltIn_요약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입력" style:display-name="Excel_BuiltIn_입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제목" style:display-name="Excel_BuiltIn_제목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8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8pt" style:font-style-asian="normal" style:font-weight-asian="bold" style:font-size-complex="18pt" style:font-style-complex="normal" style:font-weight-complex="bold"/>
    </style:style>
    <style:style style:name="Excel_5f_BuiltIn_5f_제목_20_1" style:display-name="Excel_BuiltIn_제목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5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5f_BuiltIn_5f_제목_20_2" style:display-name="Excel_BuiltIn_제목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3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Excel_5f_BuiltIn_5f_제목_20_3" style:display-name="Excel_BuiltIn_제목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제목_20_4" style:display-name="Excel_BuiltIn_제목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좋음" style:display-name="Excel_BuiltIn_좋음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출력" style:display-name="Excel_BuiltIn_출력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표준_20_2" style:display-name="표준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00/00/00</text:date>, <text:time style:data-style-name="N2" text:time-value="13:12:49.268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광주은행" style:display-name="PageStyle_광주은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광주은행_20_1" style:display-name="PageStyle_광주은행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광주은행_20_2" style:display-name="PageStyle_광주은행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광주은행_20_3" style:display-name="PageStyle_광주은행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광주은행_20_4" style:display-name="PageStyle_광주은행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광주은행_20_5" style:display-name="PageStyle_광주은행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08:19:06.453000000</meta:creation-date>
    <dc:date>2020-07-06T13:13:59.063000000</dc:date>
    <meta:editing-duration>PT1H24M46S</meta:editing-duration>
    <meta:editing-cycles>13</meta:editing-cycles>
    <meta:generator>LibreOffice/6.3.3.2$Windows_X86_64 LibreOffice_project/a64200df03143b798afd1ec74a12ab50359878ed</meta:generator>
    <meta:document-statistic meta:table-count="2" meta:cell-count="1143" meta:object-count="0"/>
  </office:meta>
</office:document-meta>
</file>